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ro1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topia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Longueur L1</text:p>
          </table:table-cell>
          <table:table-cell office:value-type="string" calcext:value-type="string">
            <text:p>Longueur L2</text:p>
          </table:table-cell>
          <table:table-cell office:value-type="string" calcext:value-type="string">
            <text:p>Total</text:p>
          </table:table-cell>
          <table:table-cell table:number-columns-repeated="1021"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80/[.A2]" office:value-type="float" office:value="800" calcext:value-type="float">
            <text:p>800</text:p>
          </table:table-cell>
          <table:table-cell table:formula="of:=2*[.A2]+[.B2]" office:value-type="float" office:value="800.2" calcext:value-type="float">
            <text:p>800,2</text:p>
          </table:table-cell>
          <table:table-cell table:number-columns-repeated="1021"/>
        </table:table-row>
        <table:table-row table:style-name="ro1">
          <table:table-cell office:value-type="float" office:value="0.2" calcext:value-type="float">
            <text:p>0,2</text:p>
          </table:table-cell>
          <table:table-cell table:formula="of:=80/[.A3]" office:value-type="float" office:value="400" calcext:value-type="float">
            <text:p>400</text:p>
          </table:table-cell>
          <table:table-cell table:formula="of:=2*[.A3]+[.B3]" office:value-type="float" office:value="400.4" calcext:value-type="float">
            <text:p>400,4</text:p>
          </table:table-cell>
          <table:table-cell table:number-columns-repeated="1021"/>
        </table:table-row>
        <table:table-row table:style-name="ro1">
          <table:table-cell office:value-type="float" office:value="0.3" calcext:value-type="float">
            <text:p>0,3</text:p>
          </table:table-cell>
          <table:table-cell table:formula="of:=80/[.A4]" office:value-type="float" office:value="266.666666666667" calcext:value-type="float">
            <text:p>266,67</text:p>
          </table:table-cell>
          <table:table-cell table:formula="of:=2*[.A4]+[.B4]" office:value-type="float" office:value="267.266666666667" calcext:value-type="float">
            <text:p>267,27</text:p>
          </table:table-cell>
          <table:table-cell table:number-columns-repeated="1021"/>
        </table:table-row>
        <table:table-row table:style-name="ro1">
          <table:table-cell office:value-type="float" office:value="0.4" calcext:value-type="float">
            <text:p>0,4</text:p>
          </table:table-cell>
          <table:table-cell table:formula="of:=80/[.A5]" office:value-type="float" office:value="200" calcext:value-type="float">
            <text:p>200</text:p>
          </table:table-cell>
          <table:table-cell table:formula="of:=2*[.A5]+[.B5]" office:value-type="float" office:value="200.8" calcext:value-type="float">
            <text:p>200,8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80/[.A6]" office:value-type="float" office:value="160" calcext:value-type="float">
            <text:p>160</text:p>
          </table:table-cell>
          <table:table-cell table:formula="of:=2*[.A6]+[.B6]" office:value-type="float" office:value="161" calcext:value-type="float">
            <text:p>161</text:p>
          </table:table-cell>
          <table:table-cell table:number-columns-repeated="1021"/>
        </table:table-row>
        <table:table-row table:style-name="ro1">
          <table:table-cell office:value-type="float" office:value="0.6" calcext:value-type="float">
            <text:p>0,6</text:p>
          </table:table-cell>
          <table:table-cell table:formula="of:=80/[.A7]" office:value-type="float" office:value="133.333333333333" calcext:value-type="float">
            <text:p>133,33</text:p>
          </table:table-cell>
          <table:table-cell table:formula="of:=2*[.A7]+[.B7]" office:value-type="float" office:value="134.533333333333" calcext:value-type="float">
            <text:p>134,53</text:p>
          </table:table-cell>
          <table:table-cell table:number-columns-repeated="1021"/>
        </table:table-row>
        <table:table-row table:style-name="ro1">
          <table:table-cell office:value-type="float" office:value="0.7" calcext:value-type="float">
            <text:p>0,7</text:p>
          </table:table-cell>
          <table:table-cell table:formula="of:=80/[.A8]" office:value-type="float" office:value="114.285714285714" calcext:value-type="float">
            <text:p>114,29</text:p>
          </table:table-cell>
          <table:table-cell table:formula="of:=2*[.A8]+[.B8]" office:value-type="float" office:value="115.685714285714" calcext:value-type="float">
            <text:p>115,69</text:p>
          </table:table-cell>
          <table:table-cell table:number-columns-repeated="1021"/>
        </table:table-row>
        <table:table-row table:style-name="ro1">
          <table:table-cell office:value-type="float" office:value="0.8" calcext:value-type="float">
            <text:p>0,8</text:p>
          </table:table-cell>
          <table:table-cell table:formula="of:=80/[.A9]" office:value-type="float" office:value="100" calcext:value-type="float">
            <text:p>100</text:p>
          </table:table-cell>
          <table:table-cell table:formula="of:=2*[.A9]+[.B9]" office:value-type="float" office:value="101.6" calcext:value-type="float">
            <text:p>101,6</text:p>
          </table:table-cell>
          <table:table-cell table:number-columns-repeated="1021"/>
        </table:table-row>
        <table:table-row table:style-name="ro1">
          <table:table-cell office:value-type="float" office:value="0.9" calcext:value-type="float">
            <text:p>0,9</text:p>
          </table:table-cell>
          <table:table-cell table:formula="of:=80/[.A10]" office:value-type="float" office:value="88.8888888888889" calcext:value-type="float">
            <text:p>88,89</text:p>
          </table:table-cell>
          <table:table-cell table:formula="of:=2*[.A10]+[.B10]" office:value-type="float" office:value="90.6888888888889" calcext:value-type="float">
            <text:p>90,69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80/[.A11]" office:value-type="float" office:value="80" calcext:value-type="float">
            <text:p>80</text:p>
          </table:table-cell>
          <table:table-cell table:formula="of:=2*[.A11]+[.B11]"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office:value-type="float" office:value="1.1" calcext:value-type="float">
            <text:p>1,1</text:p>
          </table:table-cell>
          <table:table-cell table:formula="of:=80/[.A12]" office:value-type="float" office:value="72.7272727272727" calcext:value-type="float">
            <text:p>72,73</text:p>
          </table:table-cell>
          <table:table-cell table:formula="of:=2*[.A12]+[.B12]" office:value-type="float" office:value="74.9272727272727" calcext:value-type="float">
            <text:p>74,93</text:p>
          </table:table-cell>
          <table:table-cell table:number-columns-repeated="1021"/>
        </table:table-row>
        <table:table-row table:style-name="ro1">
          <table:table-cell office:value-type="float" office:value="1.2" calcext:value-type="float">
            <text:p>1,2</text:p>
          </table:table-cell>
          <table:table-cell table:formula="of:=80/[.A13]" office:value-type="float" office:value="66.6666666666667" calcext:value-type="float">
            <text:p>66,67</text:p>
          </table:table-cell>
          <table:table-cell table:formula="of:=2*[.A13]+[.B13]" office:value-type="float" office:value="69.0666666666667" calcext:value-type="float">
            <text:p>69,07</text:p>
          </table:table-cell>
          <table:table-cell table:number-columns-repeated="1021"/>
        </table:table-row>
        <table:table-row table:style-name="ro1">
          <table:table-cell office:value-type="float" office:value="1.3" calcext:value-type="float">
            <text:p>1,3</text:p>
          </table:table-cell>
          <table:table-cell table:formula="of:=80/[.A14]" office:value-type="float" office:value="61.5384615384615" calcext:value-type="float">
            <text:p>61,54</text:p>
          </table:table-cell>
          <table:table-cell table:formula="of:=2*[.A14]+[.B14]" office:value-type="float" office:value="64.1384615384615" calcext:value-type="float">
            <text:p>64,14</text:p>
          </table:table-cell>
          <table:table-cell table:number-columns-repeated="1021"/>
        </table:table-row>
        <table:table-row table:style-name="ro1">
          <table:table-cell office:value-type="float" office:value="1.4" calcext:value-type="float">
            <text:p>1,4</text:p>
          </table:table-cell>
          <table:table-cell table:formula="of:=80/[.A15]" office:value-type="float" office:value="57.1428571428571" calcext:value-type="float">
            <text:p>57,14</text:p>
          </table:table-cell>
          <table:table-cell table:formula="of:=2*[.A15]+[.B15]" office:value-type="float" office:value="59.9428571428571" calcext:value-type="float">
            <text:p>59,94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80/[.A16]" office:value-type="float" office:value="53.3333333333333" calcext:value-type="float">
            <text:p>53,33</text:p>
          </table:table-cell>
          <table:table-cell table:formula="of:=2*[.A16]+[.B16]" office:value-type="float" office:value="56.3333333333333" calcext:value-type="float">
            <text:p>56,33</text:p>
          </table:table-cell>
          <table:table-cell table:number-columns-repeated="1021"/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80/[.A17]" office:value-type="float" office:value="50" calcext:value-type="float">
            <text:p>50</text:p>
          </table:table-cell>
          <table:table-cell table:formula="of:=2*[.A17]+[.B17]" office:value-type="float" office:value="53.2" calcext:value-type="float">
            <text:p>53,2</text:p>
          </table:table-cell>
          <table:table-cell table:number-columns-repeated="1021"/>
        </table:table-row>
        <table:table-row table:style-name="ro1">
          <table:table-cell office:value-type="float" office:value="1.7" calcext:value-type="float">
            <text:p>1,7</text:p>
          </table:table-cell>
          <table:table-cell table:formula="of:=80/[.A18]" office:value-type="float" office:value="47.0588235294118" calcext:value-type="float">
            <text:p>47,06</text:p>
          </table:table-cell>
          <table:table-cell table:formula="of:=2*[.A18]+[.B18]" office:value-type="float" office:value="50.4588235294118" calcext:value-type="float">
            <text:p>50,46</text:p>
          </table:table-cell>
          <table:table-cell table:number-columns-repeated="1021"/>
        </table:table-row>
        <table:table-row table:style-name="ro1">
          <table:table-cell office:value-type="float" office:value="1.8" calcext:value-type="float">
            <text:p>1,8</text:p>
          </table:table-cell>
          <table:table-cell table:formula="of:=80/[.A19]" office:value-type="float" office:value="44.4444444444444" calcext:value-type="float">
            <text:p>44,44</text:p>
          </table:table-cell>
          <table:table-cell table:formula="of:=2*[.A19]+[.B19]" office:value-type="float" office:value="48.0444444444444" calcext:value-type="float">
            <text:p>48,04</text:p>
          </table:table-cell>
          <table:table-cell table:number-columns-repeated="1021"/>
        </table:table-row>
        <table:table-row table:style-name="ro1">
          <table:table-cell office:value-type="float" office:value="1.9" calcext:value-type="float">
            <text:p>1,9</text:p>
          </table:table-cell>
          <table:table-cell table:formula="of:=80/[.A20]" office:value-type="float" office:value="42.1052631578947" calcext:value-type="float">
            <text:p>42,11</text:p>
          </table:table-cell>
          <table:table-cell table:formula="of:=2*[.A20]+[.B20]" office:value-type="float" office:value="45.9052631578947" calcext:value-type="float">
            <text:p>45,91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80/[.A21]" office:value-type="float" office:value="40" calcext:value-type="float">
            <text:p>40</text:p>
          </table:table-cell>
          <table:table-cell table:formula="of:=2*[.A21]+[.B21]" office:value-type="float" office:value="44" calcext:value-type="float">
            <text:p>44</text:p>
          </table:table-cell>
          <table:table-cell table:number-columns-repeated="1021"/>
        </table:table-row>
        <table:table-row table:style-name="ro1">
          <table:table-cell office:value-type="float" office:value="2.1" calcext:value-type="float">
            <text:p>2,1</text:p>
          </table:table-cell>
          <table:table-cell table:formula="of:=80/[.A22]" office:value-type="float" office:value="38.0952380952381" calcext:value-type="float">
            <text:p>38,1</text:p>
          </table:table-cell>
          <table:table-cell table:formula="of:=2*[.A22]+[.B22]" office:value-type="float" office:value="42.2952380952381" calcext:value-type="float">
            <text:p>42,3</text:p>
          </table:table-cell>
          <table:table-cell table:number-columns-repeated="1021"/>
        </table:table-row>
        <table:table-row table:style-name="ro1">
          <table:table-cell office:value-type="float" office:value="2.2" calcext:value-type="float">
            <text:p>2,2</text:p>
          </table:table-cell>
          <table:table-cell table:formula="of:=80/[.A23]" office:value-type="float" office:value="36.3636363636364" calcext:value-type="float">
            <text:p>36,36</text:p>
          </table:table-cell>
          <table:table-cell table:formula="of:=2*[.A23]+[.B23]" office:value-type="float" office:value="40.7636363636364" calcext:value-type="float">
            <text:p>40,76</text:p>
          </table:table-cell>
          <table:table-cell table:number-columns-repeated="1021"/>
        </table:table-row>
        <table:table-row table:style-name="ro1">
          <table:table-cell office:value-type="float" office:value="2.3" calcext:value-type="float">
            <text:p>2,3</text:p>
          </table:table-cell>
          <table:table-cell table:formula="of:=80/[.A24]" office:value-type="float" office:value="34.7826086956522" calcext:value-type="float">
            <text:p>34,78</text:p>
          </table:table-cell>
          <table:table-cell table:formula="of:=2*[.A24]+[.B24]" office:value-type="float" office:value="39.3826086956522" calcext:value-type="float">
            <text:p>39,38</text:p>
          </table:table-cell>
          <table:table-cell table:number-columns-repeated="1021"/>
        </table:table-row>
        <table:table-row table:style-name="ro1">
          <table:table-cell office:value-type="float" office:value="2.4" calcext:value-type="float">
            <text:p>2,4</text:p>
          </table:table-cell>
          <table:table-cell table:formula="of:=80/[.A25]" office:value-type="float" office:value="33.3333333333333" calcext:value-type="float">
            <text:p>33,33</text:p>
          </table:table-cell>
          <table:table-cell table:formula="of:=2*[.A25]+[.B25]" office:value-type="float" office:value="38.1333333333333" calcext:value-type="float">
            <text:p>38,13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formula="of:=80/[.A26]" office:value-type="float" office:value="32" calcext:value-type="float">
            <text:p>32</text:p>
          </table:table-cell>
          <table:table-cell table:formula="of:=2*[.A26]+[.B26]" office:value-type="float" office:value="37" calcext:value-type="float">
            <text:p>37</text:p>
          </table:table-cell>
          <table:table-cell table:number-columns-repeated="1021"/>
        </table:table-row>
        <table:table-row table:style-name="ro1">
          <table:table-cell office:value-type="float" office:value="2.6" calcext:value-type="float">
            <text:p>2,6</text:p>
          </table:table-cell>
          <table:table-cell table:formula="of:=80/[.A27]" office:value-type="float" office:value="30.7692307692308" calcext:value-type="float">
            <text:p>30,77</text:p>
          </table:table-cell>
          <table:table-cell table:formula="of:=2*[.A27]+[.B27]" office:value-type="float" office:value="35.9692307692308" calcext:value-type="float">
            <text:p>35,97</text:p>
          </table:table-cell>
          <table:table-cell table:number-columns-repeated="1021"/>
        </table:table-row>
        <table:table-row table:style-name="ro1">
          <table:table-cell office:value-type="float" office:value="2.7" calcext:value-type="float">
            <text:p>2,7</text:p>
          </table:table-cell>
          <table:table-cell table:formula="of:=80/[.A28]" office:value-type="float" office:value="29.6296296296296" calcext:value-type="float">
            <text:p>29,63</text:p>
          </table:table-cell>
          <table:table-cell table:formula="of:=2*[.A28]+[.B28]" office:value-type="float" office:value="35.0296296296296" calcext:value-type="float">
            <text:p>35,03</text:p>
          </table:table-cell>
          <table:table-cell table:number-columns-repeated="1021"/>
        </table:table-row>
        <table:table-row table:style-name="ro1">
          <table:table-cell office:value-type="float" office:value="2.8" calcext:value-type="float">
            <text:p>2,8</text:p>
          </table:table-cell>
          <table:table-cell table:formula="of:=80/[.A29]" office:value-type="float" office:value="28.5714285714286" calcext:value-type="float">
            <text:p>28,57</text:p>
          </table:table-cell>
          <table:table-cell table:formula="of:=2*[.A29]+[.B29]" office:value-type="float" office:value="34.1714285714286" calcext:value-type="float">
            <text:p>34,17</text:p>
          </table:table-cell>
          <table:table-cell table:number-columns-repeated="1021"/>
        </table:table-row>
        <table:table-row table:style-name="ro1">
          <table:table-cell office:value-type="float" office:value="2.9" calcext:value-type="float">
            <text:p>2,9</text:p>
          </table:table-cell>
          <table:table-cell table:formula="of:=80/[.A30]" office:value-type="float" office:value="27.5862068965517" calcext:value-type="float">
            <text:p>27,59</text:p>
          </table:table-cell>
          <table:table-cell table:formula="of:=2*[.A30]+[.B30]" office:value-type="float" office:value="33.3862068965517" calcext:value-type="float">
            <text:p>33,39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80/[.A31]" office:value-type="float" office:value="26.6666666666667" calcext:value-type="float">
            <text:p>26,67</text:p>
          </table:table-cell>
          <table:table-cell table:formula="of:=2*[.A31]+[.B31]" office:value-type="float" office:value="32.6666666666667" calcext:value-type="float">
            <text:p>32,67</text:p>
          </table:table-cell>
          <table:table-cell table:number-columns-repeated="1021"/>
        </table:table-row>
        <table:table-row table:style-name="ro1">
          <table:table-cell office:value-type="float" office:value="3.1" calcext:value-type="float">
            <text:p>3,1</text:p>
          </table:table-cell>
          <table:table-cell table:formula="of:=80/[.A32]" office:value-type="float" office:value="25.8064516129032" calcext:value-type="float">
            <text:p>25,81</text:p>
          </table:table-cell>
          <table:table-cell table:formula="of:=2*[.A32]+[.B32]" office:value-type="float" office:value="32.0064516129032" calcext:value-type="float">
            <text:p>32,01</text:p>
          </table:table-cell>
          <table:table-cell table:number-columns-repeated="1021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80/[.A33]" office:value-type="float" office:value="25" calcext:value-type="float">
            <text:p>25</text:p>
          </table:table-cell>
          <table:table-cell table:formula="of:=2*[.A33]+[.B33]" office:value-type="float" office:value="31.4" calcext:value-type="float">
            <text:p>31,4</text:p>
          </table:table-cell>
          <table:table-cell table:number-columns-repeated="1021"/>
        </table:table-row>
        <table:table-row table:style-name="ro1">
          <table:table-cell office:value-type="float" office:value="3.3" calcext:value-type="float">
            <text:p>3,3</text:p>
          </table:table-cell>
          <table:table-cell table:formula="of:=80/[.A34]" office:value-type="float" office:value="24.2424242424242" calcext:value-type="float">
            <text:p>24,24</text:p>
          </table:table-cell>
          <table:table-cell table:formula="of:=2*[.A34]+[.B34]" office:value-type="float" office:value="30.8424242424242" calcext:value-type="float">
            <text:p>30,84</text:p>
          </table:table-cell>
          <table:table-cell table:number-columns-repeated="1021"/>
        </table:table-row>
        <table:table-row table:style-name="ro1">
          <table:table-cell office:value-type="float" office:value="3.4" calcext:value-type="float">
            <text:p>3,4</text:p>
          </table:table-cell>
          <table:table-cell table:formula="of:=80/[.A35]" office:value-type="float" office:value="23.5294117647059" calcext:value-type="float">
            <text:p>23,53</text:p>
          </table:table-cell>
          <table:table-cell table:formula="of:=2*[.A35]+[.B35]" office:value-type="float" office:value="30.3294117647059" calcext:value-type="float">
            <text:p>30,33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80/[.A36]" office:value-type="float" office:value="22.8571428571429" calcext:value-type="float">
            <text:p>22,86</text:p>
          </table:table-cell>
          <table:table-cell table:formula="of:=2*[.A36]+[.B36]" office:value-type="float" office:value="29.8571428571429" calcext:value-type="float">
            <text:p>29,86</text:p>
          </table:table-cell>
          <table:table-cell table:number-columns-repeated="1021"/>
        </table:table-row>
        <table:table-row table:style-name="ro1">
          <table:table-cell office:value-type="float" office:value="3.6" calcext:value-type="float">
            <text:p>3,6</text:p>
          </table:table-cell>
          <table:table-cell table:formula="of:=80/[.A37]" office:value-type="float" office:value="22.2222222222222" calcext:value-type="float">
            <text:p>22,22</text:p>
          </table:table-cell>
          <table:table-cell table:formula="of:=2*[.A37]+[.B37]" office:value-type="float" office:value="29.4222222222222" calcext:value-type="float">
            <text:p>29,42</text:p>
          </table:table-cell>
          <table:table-cell table:number-columns-repeated="1021"/>
        </table:table-row>
        <table:table-row table:style-name="ro1">
          <table:table-cell office:value-type="float" office:value="3.7" calcext:value-type="float">
            <text:p>3,7</text:p>
          </table:table-cell>
          <table:table-cell table:formula="of:=80/[.A38]" office:value-type="float" office:value="21.6216216216216" calcext:value-type="float">
            <text:p>21,62</text:p>
          </table:table-cell>
          <table:table-cell table:formula="of:=2*[.A38]+[.B38]" office:value-type="float" office:value="29.0216216216216" calcext:value-type="float">
            <text:p>29,02</text:p>
          </table:table-cell>
          <table:table-cell table:number-columns-repeated="1021"/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80/[.A39]" office:value-type="float" office:value="21.0526315789474" calcext:value-type="float">
            <text:p>21,05</text:p>
          </table:table-cell>
          <table:table-cell table:formula="of:=2*[.A39]+[.B39]" office:value-type="float" office:value="28.6526315789474" calcext:value-type="float">
            <text:p>28,65</text:p>
          </table:table-cell>
          <table:table-cell table:number-columns-repeated="1021"/>
        </table:table-row>
        <table:table-row table:style-name="ro1">
          <table:table-cell office:value-type="float" office:value="3.9" calcext:value-type="float">
            <text:p>3,9</text:p>
          </table:table-cell>
          <table:table-cell table:formula="of:=80/[.A40]" office:value-type="float" office:value="20.5128205128205" calcext:value-type="float">
            <text:p>20,51</text:p>
          </table:table-cell>
          <table:table-cell table:formula="of:=2*[.A40]+[.B40]" office:value-type="float" office:value="28.3128205128205" calcext:value-type="float">
            <text:p>28,31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80/[.A41]" office:value-type="float" office:value="20" calcext:value-type="float">
            <text:p>20</text:p>
          </table:table-cell>
          <table:table-cell table:formula="of:=2*[.A41]+[.B41]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office:value-type="float" office:value="4.1" calcext:value-type="float">
            <text:p>4,1</text:p>
          </table:table-cell>
          <table:table-cell table:formula="of:=80/[.A42]" office:value-type="float" office:value="19.5121951219512" calcext:value-type="float">
            <text:p>19,51</text:p>
          </table:table-cell>
          <table:table-cell table:formula="of:=2*[.A42]+[.B42]" office:value-type="float" office:value="27.7121951219512" calcext:value-type="float">
            <text:p>27,71</text:p>
          </table:table-cell>
          <table:table-cell table:number-columns-repeated="1021"/>
        </table:table-row>
        <table:table-row table:style-name="ro1">
          <table:table-cell office:value-type="float" office:value="4.2" calcext:value-type="float">
            <text:p>4,2</text:p>
          </table:table-cell>
          <table:table-cell table:formula="of:=80/[.A43]" office:value-type="float" office:value="19.047619047619" calcext:value-type="float">
            <text:p>19,05</text:p>
          </table:table-cell>
          <table:table-cell table:formula="of:=2*[.A43]+[.B43]" office:value-type="float" office:value="27.447619047619" calcext:value-type="float">
            <text:p>27,45</text:p>
          </table:table-cell>
          <table:table-cell table:number-columns-repeated="1021"/>
        </table:table-row>
        <table:table-row table:style-name="ro1">
          <table:table-cell office:value-type="float" office:value="4.3" calcext:value-type="float">
            <text:p>4,3</text:p>
          </table:table-cell>
          <table:table-cell table:formula="of:=80/[.A44]" office:value-type="float" office:value="18.6046511627907" calcext:value-type="float">
            <text:p>18,6</text:p>
          </table:table-cell>
          <table:table-cell table:formula="of:=2*[.A44]+[.B44]" office:value-type="float" office:value="27.2046511627907" calcext:value-type="float">
            <text:p>27,2</text:p>
          </table:table-cell>
          <table:table-cell table:number-columns-repeated="1021"/>
        </table:table-row>
        <table:table-row table:style-name="ro1">
          <table:table-cell office:value-type="float" office:value="4.4" calcext:value-type="float">
            <text:p>4,4</text:p>
          </table:table-cell>
          <table:table-cell table:formula="of:=80/[.A45]" office:value-type="float" office:value="18.1818181818182" calcext:value-type="float">
            <text:p>18,18</text:p>
          </table:table-cell>
          <table:table-cell table:formula="of:=2*[.A45]+[.B45]" office:value-type="float" office:value="26.9818181818182" calcext:value-type="float">
            <text:p>26,98</text:p>
          </table:table-cell>
          <table:table-cell table:number-columns-repeated="1021"/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80/[.A46]" office:value-type="float" office:value="17.7777777777778" calcext:value-type="float">
            <text:p>17,78</text:p>
          </table:table-cell>
          <table:table-cell table:formula="of:=2*[.A46]+[.B46]" office:value-type="float" office:value="26.7777777777778" calcext:value-type="float">
            <text:p>26,78</text:p>
          </table:table-cell>
          <table:table-cell table:number-columns-repeated="1021"/>
        </table:table-row>
        <table:table-row table:style-name="ro1">
          <table:table-cell office:value-type="float" office:value="4.6" calcext:value-type="float">
            <text:p>4,6</text:p>
          </table:table-cell>
          <table:table-cell table:formula="of:=80/[.A47]" office:value-type="float" office:value="17.3913043478261" calcext:value-type="float">
            <text:p>17,39</text:p>
          </table:table-cell>
          <table:table-cell table:formula="of:=2*[.A47]+[.B47]" office:value-type="float" office:value="26.5913043478261" calcext:value-type="float">
            <text:p>26,59</text:p>
          </table:table-cell>
          <table:table-cell table:number-columns-repeated="1021"/>
        </table:table-row>
        <table:table-row table:style-name="ro1">
          <table:table-cell office:value-type="float" office:value="4.7" calcext:value-type="float">
            <text:p>4,7</text:p>
          </table:table-cell>
          <table:table-cell table:formula="of:=80/[.A48]" office:value-type="float" office:value="17.0212765957447" calcext:value-type="float">
            <text:p>17,02</text:p>
          </table:table-cell>
          <table:table-cell table:formula="of:=2*[.A48]+[.B48]" office:value-type="float" office:value="26.4212765957447" calcext:value-type="float">
            <text:p>26,42</text:p>
          </table:table-cell>
          <table:table-cell table:number-columns-repeated="1021"/>
        </table:table-row>
        <table:table-row table:style-name="ro1">
          <table:table-cell office:value-type="float" office:value="4.8" calcext:value-type="float">
            <text:p>4,8</text:p>
          </table:table-cell>
          <table:table-cell table:formula="of:=80/[.A49]" office:value-type="float" office:value="16.6666666666667" calcext:value-type="float">
            <text:p>16,67</text:p>
          </table:table-cell>
          <table:table-cell table:formula="of:=2*[.A49]+[.B49]" office:value-type="float" office:value="26.2666666666667" calcext:value-type="float">
            <text:p>26,27</text:p>
          </table:table-cell>
          <table:table-cell table:number-columns-repeated="1021"/>
        </table:table-row>
        <table:table-row table:style-name="ro1">
          <table:table-cell office:value-type="float" office:value="4.9" calcext:value-type="float">
            <text:p>4,9</text:p>
          </table:table-cell>
          <table:table-cell table:formula="of:=80/[.A50]" office:value-type="float" office:value="16.3265306122449" calcext:value-type="float">
            <text:p>16,33</text:p>
          </table:table-cell>
          <table:table-cell table:formula="of:=2*[.A50]+[.B50]" office:value-type="float" office:value="26.1265306122449" calcext:value-type="float">
            <text:p>26,13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80/[.A51]" office:value-type="float" office:value="16" calcext:value-type="float">
            <text:p>16</text:p>
          </table:table-cell>
          <table:table-cell table:formula="of:=2*[.A51]+[.B51]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5.1" calcext:value-type="float">
            <text:p>5,1</text:p>
          </table:table-cell>
          <table:table-cell table:formula="of:=80/[.A52]" office:value-type="float" office:value="15.6862745098039" calcext:value-type="float">
            <text:p>15,69</text:p>
          </table:table-cell>
          <table:table-cell table:formula="of:=2*[.A52]+[.B52]" office:value-type="float" office:value="25.8862745098039" calcext:value-type="float">
            <text:p>25,89</text:p>
          </table:table-cell>
          <table:table-cell table:number-columns-repeated="1021"/>
        </table:table-row>
        <table:table-row table:style-name="ro1">
          <table:table-cell office:value-type="float" office:value="5.2" calcext:value-type="float">
            <text:p>5,2</text:p>
          </table:table-cell>
          <table:table-cell table:formula="of:=80/[.A53]" office:value-type="float" office:value="15.3846153846154" calcext:value-type="float">
            <text:p>15,38</text:p>
          </table:table-cell>
          <table:table-cell table:formula="of:=2*[.A53]+[.B53]" office:value-type="float" office:value="25.7846153846154" calcext:value-type="float">
            <text:p>25,78</text:p>
          </table:table-cell>
          <table:table-cell table:number-columns-repeated="1021"/>
        </table:table-row>
        <table:table-row table:style-name="ro1">
          <table:table-cell office:value-type="float" office:value="5.3" calcext:value-type="float">
            <text:p>5,3</text:p>
          </table:table-cell>
          <table:table-cell table:formula="of:=80/[.A54]" office:value-type="float" office:value="15.0943396226415" calcext:value-type="float">
            <text:p>15,09</text:p>
          </table:table-cell>
          <table:table-cell table:formula="of:=2*[.A54]+[.B54]" office:value-type="float" office:value="25.6943396226415" calcext:value-type="float">
            <text:p>25,69</text:p>
          </table:table-cell>
          <table:table-cell table:number-columns-repeated="1021"/>
        </table:table-row>
        <table:table-row table:style-name="ro1">
          <table:table-cell office:value-type="float" office:value="5.4" calcext:value-type="float">
            <text:p>5,4</text:p>
          </table:table-cell>
          <table:table-cell table:formula="of:=80/[.A55]" office:value-type="float" office:value="14.8148148148148" calcext:value-type="float">
            <text:p>14,81</text:p>
          </table:table-cell>
          <table:table-cell table:formula="of:=2*[.A55]+[.B55]" office:value-type="float" office:value="25.6148148148148" calcext:value-type="float">
            <text:p>25,61</text:p>
          </table:table-cell>
          <table:table-cell table:number-columns-repeated="1021"/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80/[.A56]" office:value-type="float" office:value="14.5454545454545" calcext:value-type="float">
            <text:p>14,55</text:p>
          </table:table-cell>
          <table:table-cell table:formula="of:=2*[.A56]+[.B56]" office:value-type="float" office:value="25.5454545454545" calcext:value-type="float">
            <text:p>25,55</text:p>
          </table:table-cell>
          <table:table-cell table:number-columns-repeated="1021"/>
        </table:table-row>
        <table:table-row table:style-name="ro1">
          <table:table-cell office:value-type="float" office:value="5.6" calcext:value-type="float">
            <text:p>5,6</text:p>
          </table:table-cell>
          <table:table-cell table:formula="of:=80/[.A57]" office:value-type="float" office:value="14.2857142857143" calcext:value-type="float">
            <text:p>14,29</text:p>
          </table:table-cell>
          <table:table-cell table:formula="of:=2*[.A57]+[.B57]" office:value-type="float" office:value="25.4857142857143" calcext:value-type="float">
            <text:p>25,49</text:p>
          </table:table-cell>
          <table:table-cell table:number-columns-repeated="1021"/>
        </table:table-row>
        <table:table-row table:style-name="ro1">
          <table:table-cell office:value-type="float" office:value="5.7" calcext:value-type="float">
            <text:p>5,7</text:p>
          </table:table-cell>
          <table:table-cell table:formula="of:=80/[.A58]" office:value-type="float" office:value="14.0350877192982" calcext:value-type="float">
            <text:p>14,04</text:p>
          </table:table-cell>
          <table:table-cell table:formula="of:=2*[.A58]+[.B58]" office:value-type="float" office:value="25.4350877192982" calcext:value-type="float">
            <text:p>25,44</text:p>
          </table:table-cell>
          <table:table-cell table:number-columns-repeated="1021"/>
        </table:table-row>
        <table:table-row table:style-name="ro1">
          <table:table-cell office:value-type="float" office:value="5.8" calcext:value-type="float">
            <text:p>5,8</text:p>
          </table:table-cell>
          <table:table-cell table:formula="of:=80/[.A59]" office:value-type="float" office:value="13.7931034482759" calcext:value-type="float">
            <text:p>13,79</text:p>
          </table:table-cell>
          <table:table-cell table:formula="of:=2*[.A59]+[.B59]" office:value-type="float" office:value="25.3931034482759" calcext:value-type="float">
            <text:p>25,39</text:p>
          </table:table-cell>
          <table:table-cell table:number-columns-repeated="1021"/>
        </table:table-row>
        <table:table-row table:style-name="ro1">
          <table:table-cell office:value-type="float" office:value="5.9" calcext:value-type="float">
            <text:p>5,9</text:p>
          </table:table-cell>
          <table:table-cell table:formula="of:=80/[.A60]" office:value-type="float" office:value="13.5593220338983" calcext:value-type="float">
            <text:p>13,56</text:p>
          </table:table-cell>
          <table:table-cell table:formula="of:=2*[.A60]+[.B60]" office:value-type="float" office:value="25.3593220338983" calcext:value-type="float">
            <text:p>25,36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80/[.A61]" office:value-type="float" office:value="13.3333333333333" calcext:value-type="float">
            <text:p>13,33</text:p>
          </table:table-cell>
          <table:table-cell table:formula="of:=2*[.A61]+[.B61]" office:value-type="float" office:value="25.3333333333333" calcext:value-type="float">
            <text:p>25,33</text:p>
          </table:table-cell>
          <table:table-cell table:number-columns-repeated="1021"/>
        </table:table-row>
        <table:table-row table:style-name="ro1">
          <table:table-cell office:value-type="float" office:value="6.1" calcext:value-type="float">
            <text:p>6,1</text:p>
          </table:table-cell>
          <table:table-cell table:formula="of:=80/[.A62]" office:value-type="float" office:value="13.1147540983607" calcext:value-type="float">
            <text:p>13,11</text:p>
          </table:table-cell>
          <table:table-cell table:formula="of:=2*[.A62]+[.B62]" office:value-type="float" office:value="25.3147540983607" calcext:value-type="float">
            <text:p>25,31</text:p>
          </table:table-cell>
          <table:table-cell table:number-columns-repeated="1021"/>
        </table:table-row>
        <table:table-row table:style-name="ro1">
          <table:table-cell office:value-type="float" office:value="6.2" calcext:value-type="float">
            <text:p>6,2</text:p>
          </table:table-cell>
          <table:table-cell table:formula="of:=80/[.A63]" office:value-type="float" office:value="12.9032258064516" calcext:value-type="float">
            <text:p>12,9</text:p>
          </table:table-cell>
          <table:table-cell table:formula="of:=2*[.A63]+[.B63]" office:value-type="float" office:value="25.3032258064516" calcext:value-type="float">
            <text:p>25,3</text:p>
          </table:table-cell>
          <table:table-cell table:number-columns-repeated="1021"/>
        </table:table-row>
        <table:table-row table:style-name="ro1">
          <table:table-cell office:value-type="float" office:value="6.3" calcext:value-type="float">
            <text:p>6,3</text:p>
          </table:table-cell>
          <table:table-cell table:formula="of:=80/[.A64]" office:value-type="float" office:value="12.6984126984127" calcext:value-type="float">
            <text:p>12,7</text:p>
          </table:table-cell>
          <table:table-cell table:formula="of:=2*[.A64]+[.B64]" office:value-type="float" office:value="25.2984126984127" calcext:value-type="float">
            <text:p>25,3</text:p>
          </table:table-cell>
          <table:table-cell table:number-columns-repeated="1021"/>
        </table:table-row>
        <table:table-row table:style-name="ro1">
          <table:table-cell office:value-type="float" office:value="6.4" calcext:value-type="float">
            <text:p>6,4</text:p>
          </table:table-cell>
          <table:table-cell table:formula="of:=80/[.A65]" office:value-type="float" office:value="12.5" calcext:value-type="float">
            <text:p>12,5</text:p>
          </table:table-cell>
          <table:table-cell table:formula="of:=2*[.A65]+[.B65]" office:value-type="float" office:value="25.3" calcext:value-type="float">
            <text:p>25,3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80/[.A66]" office:value-type="float" office:value="12.3076923076923" calcext:value-type="float">
            <text:p>12,31</text:p>
          </table:table-cell>
          <table:table-cell table:formula="of:=2*[.A66]+[.B66]" office:value-type="float" office:value="25.3076923076923" calcext:value-type="float">
            <text:p>25,31</text:p>
          </table:table-cell>
          <table:table-cell table:number-columns-repeated="1021"/>
        </table:table-row>
        <table:table-row table:style-name="ro1">
          <table:table-cell office:value-type="float" office:value="6.6" calcext:value-type="float">
            <text:p>6,6</text:p>
          </table:table-cell>
          <table:table-cell table:formula="of:=80/[.A67]" office:value-type="float" office:value="12.1212121212121" calcext:value-type="float">
            <text:p>12,12</text:p>
          </table:table-cell>
          <table:table-cell table:formula="of:=2*[.A67]+[.B67]" office:value-type="float" office:value="25.3212121212121" calcext:value-type="float">
            <text:p>25,32</text:p>
          </table:table-cell>
          <table:table-cell table:number-columns-repeated="1021"/>
        </table:table-row>
        <table:table-row table:style-name="ro1">
          <table:table-cell office:value-type="float" office:value="6.7" calcext:value-type="float">
            <text:p>6,7</text:p>
          </table:table-cell>
          <table:table-cell table:formula="of:=80/[.A68]" office:value-type="float" office:value="11.9402985074627" calcext:value-type="float">
            <text:p>11,94</text:p>
          </table:table-cell>
          <table:table-cell table:formula="of:=2*[.A68]+[.B68]" office:value-type="float" office:value="25.3402985074627" calcext:value-type="float">
            <text:p>25,34</text:p>
          </table:table-cell>
          <table:table-cell table:number-columns-repeated="1021"/>
        </table:table-row>
        <table:table-row table:style-name="ro1">
          <table:table-cell office:value-type="float" office:value="6.8" calcext:value-type="float">
            <text:p>6,8</text:p>
          </table:table-cell>
          <table:table-cell table:formula="of:=80/[.A69]" office:value-type="float" office:value="11.7647058823529" calcext:value-type="float">
            <text:p>11,76</text:p>
          </table:table-cell>
          <table:table-cell table:formula="of:=2*[.A69]+[.B69]" office:value-type="float" office:value="25.3647058823529" calcext:value-type="float">
            <text:p>25,36</text:p>
          </table:table-cell>
          <table:table-cell table:number-columns-repeated="1021"/>
        </table:table-row>
        <table:table-row table:style-name="ro1">
          <table:table-cell office:value-type="float" office:value="6.9" calcext:value-type="float">
            <text:p>6,9</text:p>
          </table:table-cell>
          <table:table-cell table:formula="of:=80/[.A70]" office:value-type="float" office:value="11.5942028985507" calcext:value-type="float">
            <text:p>11,59</text:p>
          </table:table-cell>
          <table:table-cell table:formula="of:=2*[.A70]+[.B70]" office:value-type="float" office:value="25.3942028985507" calcext:value-type="float">
            <text:p>25,39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80/[.A71]" office:value-type="float" office:value="11.4285714285714" calcext:value-type="float">
            <text:p>11,43</text:p>
          </table:table-cell>
          <table:table-cell table:formula="of:=2*[.A71]+[.B71]" office:value-type="float" office:value="25.4285714285714" calcext:value-type="float">
            <text:p>25,43</text:p>
          </table:table-cell>
          <table:table-cell table:number-columns-repeated="1021"/>
        </table:table-row>
        <table:table-row table:style-name="ro1">
          <table:table-cell office:value-type="float" office:value="7.1" calcext:value-type="float">
            <text:p>7,1</text:p>
          </table:table-cell>
          <table:table-cell table:formula="of:=80/[.A72]" office:value-type="float" office:value="11.2676056338028" calcext:value-type="float">
            <text:p>11,27</text:p>
          </table:table-cell>
          <table:table-cell table:formula="of:=2*[.A72]+[.B72]" office:value-type="float" office:value="25.4676056338028" calcext:value-type="float">
            <text:p>25,47</text:p>
          </table:table-cell>
          <table:table-cell table:number-columns-repeated="1021"/>
        </table:table-row>
        <table:table-row table:style-name="ro1">
          <table:table-cell office:value-type="float" office:value="7.2" calcext:value-type="float">
            <text:p>7,2</text:p>
          </table:table-cell>
          <table:table-cell table:formula="of:=80/[.A73]" office:value-type="float" office:value="11.1111111111111" calcext:value-type="float">
            <text:p>11,11</text:p>
          </table:table-cell>
          <table:table-cell table:formula="of:=2*[.A73]+[.B73]" office:value-type="float" office:value="25.5111111111111" calcext:value-type="float">
            <text:p>25,51</text:p>
          </table:table-cell>
          <table:table-cell table:number-columns-repeated="1021"/>
        </table:table-row>
        <table:table-row table:style-name="ro1">
          <table:table-cell office:value-type="float" office:value="7.3" calcext:value-type="float">
            <text:p>7,3</text:p>
          </table:table-cell>
          <table:table-cell table:formula="of:=80/[.A74]" office:value-type="float" office:value="10.958904109589" calcext:value-type="float">
            <text:p>10,96</text:p>
          </table:table-cell>
          <table:table-cell table:formula="of:=2*[.A74]+[.B74]" office:value-type="float" office:value="25.558904109589" calcext:value-type="float">
            <text:p>25,56</text:p>
          </table:table-cell>
          <table:table-cell table:number-columns-repeated="1021"/>
        </table:table-row>
        <table:table-row table:style-name="ro1">
          <table:table-cell office:value-type="float" office:value="7.4" calcext:value-type="float">
            <text:p>7,4</text:p>
          </table:table-cell>
          <table:table-cell table:formula="of:=80/[.A75]" office:value-type="float" office:value="10.8108108108108" calcext:value-type="float">
            <text:p>10,81</text:p>
          </table:table-cell>
          <table:table-cell table:formula="of:=2*[.A75]+[.B75]" office:value-type="float" office:value="25.6108108108108" calcext:value-type="float">
            <text:p>25,61</text:p>
          </table:table-cell>
          <table:table-cell table:number-columns-repeated="1021"/>
        </table:table-row>
        <table:table-row table:style-name="ro1">
          <table:table-cell office:value-type="float" office:value="7.5" calcext:value-type="float">
            <text:p>7,5</text:p>
          </table:table-cell>
          <table:table-cell table:formula="of:=80/[.A76]" office:value-type="float" office:value="10.6666666666667" calcext:value-type="float">
            <text:p>10,67</text:p>
          </table:table-cell>
          <table:table-cell table:formula="of:=2*[.A76]+[.B76]" office:value-type="float" office:value="25.6666666666667" calcext:value-type="float">
            <text:p>25,67</text:p>
          </table:table-cell>
          <table:table-cell table:number-columns-repeated="1021"/>
        </table:table-row>
        <table:table-row table:style-name="ro1">
          <table:table-cell office:value-type="float" office:value="7.6" calcext:value-type="float">
            <text:p>7,6</text:p>
          </table:table-cell>
          <table:table-cell table:formula="of:=80/[.A77]" office:value-type="float" office:value="10.5263157894737" calcext:value-type="float">
            <text:p>10,53</text:p>
          </table:table-cell>
          <table:table-cell table:formula="of:=2*[.A77]+[.B77]" office:value-type="float" office:value="25.7263157894737" calcext:value-type="float">
            <text:p>25,73</text:p>
          </table:table-cell>
          <table:table-cell table:number-columns-repeated="1021"/>
        </table:table-row>
        <table:table-row table:style-name="ro1">
          <table:table-cell office:value-type="float" office:value="7.7" calcext:value-type="float">
            <text:p>7,7</text:p>
          </table:table-cell>
          <table:table-cell table:formula="of:=80/[.A78]" office:value-type="float" office:value="10.3896103896104" calcext:value-type="float">
            <text:p>10,39</text:p>
          </table:table-cell>
          <table:table-cell table:formula="of:=2*[.A78]+[.B78]" office:value-type="float" office:value="25.7896103896104" calcext:value-type="float">
            <text:p>25,79</text:p>
          </table:table-cell>
          <table:table-cell table:number-columns-repeated="1021"/>
        </table:table-row>
        <table:table-row table:style-name="ro1">
          <table:table-cell office:value-type="float" office:value="7.8" calcext:value-type="float">
            <text:p>7,8</text:p>
          </table:table-cell>
          <table:table-cell table:formula="of:=80/[.A79]" office:value-type="float" office:value="10.2564102564103" calcext:value-type="float">
            <text:p>10,26</text:p>
          </table:table-cell>
          <table:table-cell table:formula="of:=2*[.A79]+[.B79]" office:value-type="float" office:value="25.8564102564103" calcext:value-type="float">
            <text:p>25,86</text:p>
          </table:table-cell>
          <table:table-cell table:number-columns-repeated="1021"/>
        </table:table-row>
        <table:table-row table:style-name="ro1">
          <table:table-cell office:value-type="float" office:value="7.9" calcext:value-type="float">
            <text:p>7,9</text:p>
          </table:table-cell>
          <table:table-cell table:formula="of:=80/[.A80]" office:value-type="float" office:value="10.126582278481" calcext:value-type="float">
            <text:p>10,13</text:p>
          </table:table-cell>
          <table:table-cell table:formula="of:=2*[.A80]+[.B80]" office:value-type="float" office:value="25.926582278481" calcext:value-type="float">
            <text:p>25,93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80/[.A81]" office:value-type="float" office:value="10" calcext:value-type="float">
            <text:p>10</text:p>
          </table:table-cell>
          <table:table-cell table:formula="of:=2*[.A81]+[.B81]" office:value-type="float" office:value="26" calcext:value-type="float">
            <text:p>26</text:p>
          </table:table-cell>
          <table:table-cell table:number-columns-repeated="1021"/>
        </table:table-row>
        <table:table-row table:style-name="ro1">
          <table:table-cell office:value-type="float" office:value="8.1" calcext:value-type="float">
            <text:p>8,1</text:p>
          </table:table-cell>
          <table:table-cell table:formula="of:=80/[.A82]" office:value-type="float" office:value="9.87654320987654" calcext:value-type="float">
            <text:p>9,88</text:p>
          </table:table-cell>
          <table:table-cell table:formula="of:=2*[.A82]+[.B82]" office:value-type="float" office:value="26.0765432098765" calcext:value-type="float">
            <text:p>26,08</text:p>
          </table:table-cell>
          <table:table-cell table:number-columns-repeated="1021"/>
        </table:table-row>
        <table:table-row table:style-name="ro1">
          <table:table-cell office:value-type="float" office:value="8.2" calcext:value-type="float">
            <text:p>8,2</text:p>
          </table:table-cell>
          <table:table-cell table:formula="of:=80/[.A83]" office:value-type="float" office:value="9.75609756097561" calcext:value-type="float">
            <text:p>9,76</text:p>
          </table:table-cell>
          <table:table-cell table:formula="of:=2*[.A83]+[.B83]" office:value-type="float" office:value="26.1560975609756" calcext:value-type="float">
            <text:p>26,16</text:p>
          </table:table-cell>
          <table:table-cell table:number-columns-repeated="1021"/>
        </table:table-row>
        <table:table-row table:style-name="ro1">
          <table:table-cell office:value-type="float" office:value="8.3" calcext:value-type="float">
            <text:p>8,3</text:p>
          </table:table-cell>
          <table:table-cell table:formula="of:=80/[.A84]" office:value-type="float" office:value="9.63855421686747" calcext:value-type="float">
            <text:p>9,64</text:p>
          </table:table-cell>
          <table:table-cell table:formula="of:=2*[.A84]+[.B84]" office:value-type="float" office:value="26.2385542168675" calcext:value-type="float">
            <text:p>26,24</text:p>
          </table:table-cell>
          <table:table-cell table:number-columns-repeated="1021"/>
        </table:table-row>
        <table:table-row table:style-name="ro1">
          <table:table-cell office:value-type="float" office:value="8.4" calcext:value-type="float">
            <text:p>8,4</text:p>
          </table:table-cell>
          <table:table-cell table:formula="of:=80/[.A85]" office:value-type="float" office:value="9.52380952380952" calcext:value-type="float">
            <text:p>9,52</text:p>
          </table:table-cell>
          <table:table-cell table:formula="of:=2*[.A85]+[.B85]" office:value-type="float" office:value="26.3238095238095" calcext:value-type="float">
            <text:p>26,32</text:p>
          </table:table-cell>
          <table:table-cell table:number-columns-repeated="1021"/>
        </table:table-row>
        <table:table-row table:style-name="ro1">
          <table:table-cell office:value-type="float" office:value="8.5" calcext:value-type="float">
            <text:p>8,5</text:p>
          </table:table-cell>
          <table:table-cell table:formula="of:=80/[.A86]" office:value-type="float" office:value="9.41176470588235" calcext:value-type="float">
            <text:p>9,41</text:p>
          </table:table-cell>
          <table:table-cell table:formula="of:=2*[.A86]+[.B86]" office:value-type="float" office:value="26.4117647058824" calcext:value-type="float">
            <text:p>26,41</text:p>
          </table:table-cell>
          <table:table-cell table:number-columns-repeated="1021"/>
        </table:table-row>
        <table:table-row table:style-name="ro1">
          <table:table-cell office:value-type="float" office:value="8.6" calcext:value-type="float">
            <text:p>8,6</text:p>
          </table:table-cell>
          <table:table-cell table:formula="of:=80/[.A87]" office:value-type="float" office:value="9.30232558139535" calcext:value-type="float">
            <text:p>9,3</text:p>
          </table:table-cell>
          <table:table-cell table:formula="of:=2*[.A87]+[.B87]" office:value-type="float" office:value="26.5023255813953" calcext:value-type="float">
            <text:p>26,5</text:p>
          </table:table-cell>
          <table:table-cell table:number-columns-repeated="1021"/>
        </table:table-row>
        <table:table-row table:style-name="ro1">
          <table:table-cell office:value-type="float" office:value="8.7" calcext:value-type="float">
            <text:p>8,7</text:p>
          </table:table-cell>
          <table:table-cell table:formula="of:=80/[.A88]" office:value-type="float" office:value="9.19540229885058" calcext:value-type="float">
            <text:p>9,2</text:p>
          </table:table-cell>
          <table:table-cell table:formula="of:=2*[.A88]+[.B88]" office:value-type="float" office:value="26.5954022988506" calcext:value-type="float">
            <text:p>26,6</text:p>
          </table:table-cell>
          <table:table-cell table:number-columns-repeated="1021"/>
        </table:table-row>
        <table:table-row table:style-name="ro1">
          <table:table-cell office:value-type="float" office:value="8.8" calcext:value-type="float">
            <text:p>8,8</text:p>
          </table:table-cell>
          <table:table-cell table:formula="of:=80/[.A89]" office:value-type="float" office:value="9.09090909090909" calcext:value-type="float">
            <text:p>9,09</text:p>
          </table:table-cell>
          <table:table-cell table:formula="of:=2*[.A89]+[.B89]" office:value-type="float" office:value="26.6909090909091" calcext:value-type="float">
            <text:p>26,69</text:p>
          </table:table-cell>
          <table:table-cell table:number-columns-repeated="1021"/>
        </table:table-row>
        <table:table-row table:style-name="ro1">
          <table:table-cell office:value-type="float" office:value="8.9" calcext:value-type="float">
            <text:p>8,9</text:p>
          </table:table-cell>
          <table:table-cell table:formula="of:=80/[.A90]" office:value-type="float" office:value="8.98876404494382" calcext:value-type="float">
            <text:p>8,99</text:p>
          </table:table-cell>
          <table:table-cell table:formula="of:=2*[.A90]+[.B90]" office:value-type="float" office:value="26.7887640449438" calcext:value-type="float">
            <text:p>26,79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80/[.A91]" office:value-type="float" office:value="8.88888888888889" calcext:value-type="float">
            <text:p>8,89</text:p>
          </table:table-cell>
          <table:table-cell table:formula="of:=2*[.A91]+[.B91]" office:value-type="float" office:value="26.8888888888889" calcext:value-type="float">
            <text:p>26,89</text:p>
          </table:table-cell>
          <table:table-cell table:number-columns-repeated="1021"/>
        </table:table-row>
        <table:table-row table:style-name="ro1">
          <table:table-cell office:value-type="float" office:value="9.1" calcext:value-type="float">
            <text:p>9,1</text:p>
          </table:table-cell>
          <table:table-cell table:formula="of:=80/[.A92]" office:value-type="float" office:value="8.79120879120879" calcext:value-type="float">
            <text:p>8,79</text:p>
          </table:table-cell>
          <table:table-cell table:formula="of:=2*[.A92]+[.B92]" office:value-type="float" office:value="26.9912087912088" calcext:value-type="float">
            <text:p>26,99</text:p>
          </table:table-cell>
          <table:table-cell table:number-columns-repeated="1021"/>
        </table:table-row>
        <table:table-row table:style-name="ro1">
          <table:table-cell office:value-type="float" office:value="9.2" calcext:value-type="float">
            <text:p>9,2</text:p>
          </table:table-cell>
          <table:table-cell table:formula="of:=80/[.A93]" office:value-type="float" office:value="8.69565217391305" calcext:value-type="float">
            <text:p>8,7</text:p>
          </table:table-cell>
          <table:table-cell table:formula="of:=2*[.A93]+[.B93]" office:value-type="float" office:value="27.095652173913" calcext:value-type="float">
            <text:p>27,1</text:p>
          </table:table-cell>
          <table:table-cell table:number-columns-repeated="1021"/>
        </table:table-row>
        <table:table-row table:style-name="ro1">
          <table:table-cell office:value-type="float" office:value="9.3" calcext:value-type="float">
            <text:p>9,3</text:p>
          </table:table-cell>
          <table:table-cell table:formula="of:=80/[.A94]" office:value-type="float" office:value="8.60215053763441" calcext:value-type="float">
            <text:p>8,6</text:p>
          </table:table-cell>
          <table:table-cell table:formula="of:=2*[.A94]+[.B94]" office:value-type="float" office:value="27.2021505376344" calcext:value-type="float">
            <text:p>27,2</text:p>
          </table:table-cell>
          <table:table-cell table:number-columns-repeated="1021"/>
        </table:table-row>
        <table:table-row table:style-name="ro1">
          <table:table-cell office:value-type="float" office:value="9.4" calcext:value-type="float">
            <text:p>9,4</text:p>
          </table:table-cell>
          <table:table-cell table:formula="of:=80/[.A95]" office:value-type="float" office:value="8.51063829787234" calcext:value-type="float">
            <text:p>8,51</text:p>
          </table:table-cell>
          <table:table-cell table:formula="of:=2*[.A95]+[.B95]" office:value-type="float" office:value="27.3106382978723" calcext:value-type="float">
            <text:p>27,31</text:p>
          </table:table-cell>
          <table:table-cell table:number-columns-repeated="1021"/>
        </table:table-row>
        <table:table-row table:style-name="ro1">
          <table:table-cell office:value-type="float" office:value="9.5" calcext:value-type="float">
            <text:p>9,5</text:p>
          </table:table-cell>
          <table:table-cell table:formula="of:=80/[.A96]" office:value-type="float" office:value="8.42105263157895" calcext:value-type="float">
            <text:p>8,42</text:p>
          </table:table-cell>
          <table:table-cell table:formula="of:=2*[.A96]+[.B96]" office:value-type="float" office:value="27.4210526315789" calcext:value-type="float">
            <text:p>27,42</text:p>
          </table:table-cell>
          <table:table-cell table:number-columns-repeated="1021"/>
        </table:table-row>
        <table:table-row table:style-name="ro1">
          <table:table-cell office:value-type="float" office:value="9.6" calcext:value-type="float">
            <text:p>9,6</text:p>
          </table:table-cell>
          <table:table-cell table:formula="of:=80/[.A97]" office:value-type="float" office:value="8.33333333333333" calcext:value-type="float">
            <text:p>8,33</text:p>
          </table:table-cell>
          <table:table-cell table:formula="of:=2*[.A97]+[.B97]" office:value-type="float" office:value="27.5333333333333" calcext:value-type="float">
            <text:p>27,53</text:p>
          </table:table-cell>
          <table:table-cell table:number-columns-repeated="1021"/>
        </table:table-row>
        <table:table-row table:style-name="ro1">
          <table:table-cell office:value-type="float" office:value="9.7" calcext:value-type="float">
            <text:p>9,7</text:p>
          </table:table-cell>
          <table:table-cell table:formula="of:=80/[.A98]" office:value-type="float" office:value="8.24742268041237" calcext:value-type="float">
            <text:p>8,25</text:p>
          </table:table-cell>
          <table:table-cell table:formula="of:=2*[.A98]+[.B98]" office:value-type="float" office:value="27.6474226804124" calcext:value-type="float">
            <text:p>27,65</text:p>
          </table:table-cell>
          <table:table-cell table:number-columns-repeated="1021"/>
        </table:table-row>
        <table:table-row table:style-name="ro1">
          <table:table-cell office:value-type="float" office:value="9.8" calcext:value-type="float">
            <text:p>9,8</text:p>
          </table:table-cell>
          <table:table-cell table:formula="of:=80/[.A99]" office:value-type="float" office:value="8.16326530612245" calcext:value-type="float">
            <text:p>8,16</text:p>
          </table:table-cell>
          <table:table-cell table:formula="of:=2*[.A99]+[.B99]" office:value-type="float" office:value="27.7632653061224" calcext:value-type="float">
            <text:p>27,76</text:p>
          </table:table-cell>
          <table:table-cell table:number-columns-repeated="1021"/>
        </table:table-row>
        <table:table-row table:style-name="ro1">
          <table:table-cell office:value-type="float" office:value="9.9" calcext:value-type="float">
            <text:p>9,9</text:p>
          </table:table-cell>
          <table:table-cell table:formula="of:=80/[.A100]" office:value-type="float" office:value="8.08080808080808" calcext:value-type="float">
            <text:p>8,08</text:p>
          </table:table-cell>
          <table:table-cell table:formula="of:=2*[.A100]+[.B100]" office:value-type="float" office:value="27.8808080808081" calcext:value-type="float">
            <text:p>27,88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80/[.A101]" office:value-type="float" office:value="8" calcext:value-type="float">
            <text:p>8</text:p>
          </table:table-cell>
          <table:table-cell table:formula="of:=2*[.A101]+[.B101]" office:value-type="float" office:value="28" calcext:value-type="float">
            <text:p>28</text:p>
          </table:table-cell>
          <table:table-cell table:number-columns-repeated="1021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" svg:font-family="Utopia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3T12:48:36.360115295</meta:creation-date>
    <dc:date>2020-03-23T15:16:58.634795685</dc:date>
    <meta:editing-duration>PT38M1S</meta:editing-duration>
    <meta:editing-cycles>1</meta:editing-cycles>
    <meta:document-statistic meta:table-count="1" meta:cell-count="303" meta:object-count="0"/>
    <meta:generator>LibreOffice/5.2.7.2$Linux_X86_64 LibreOffice_project/20m0$Build-2</meta:generator>
  </office:meta>
</office:document-meta>
</file>